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eeeee" draw:fill-color="#eeeeee" draw:textarea-horizontal-align="justify" draw:textarea-vertical-align="middle" draw:auto-grow-height="false" fo:min-height="4.195cm" fo:min-width="9.66cm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8.39cm"/>
    </style:style>
    <style:style style:name="gr3" style:family="graphic" style:parent-style-name="standard">
      <style:graphic-properties draw:fill-color="#72bf44" draw:textarea-horizontal-align="justify" draw:textarea-vertical-align="middle" draw:auto-grow-height="false" fo:min-height="2.925cm" fo:min-width="8.39cm"/>
    </style:style>
    <style:style style:name="gr4" style:family="graphic" style:parent-style-name="standard">
      <style:graphic-properties draw:fill-color="#826aaf" draw:textarea-horizontal-align="justify" draw:textarea-vertical-align="middle" draw:auto-grow-height="false" fo:min-height="2.925cm" fo:min-width="8.39cm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fill-color="#72bf44" draw:textarea-horizontal-align="justify" draw:textarea-vertical-align="middle" draw:auto-grow-height="false" fo:min-height="2.017cm" fo:min-width="5.85cm"/>
    </style:style>
    <style:style style:name="gr7" style:family="graphic" style:parent-style-name="standard">
      <style:graphic-properties svg:stroke-color="#000000" draw:fill-color="#faa61a" draw:textarea-horizontal-align="justify" draw:textarea-vertical-align="middle" draw:auto-grow-height="false" fo:min-height="1.02cm" fo:min-width="0.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bf44" draw:textarea-horizontal-align="justify" draw:textarea-vertical-align="middle" draw:auto-grow-height="false" fo:min-height="1.02cm" fo:min-width="8.39cm"/>
    </style:style>
    <style:style style:name="gr10" style:family="graphic" style:parent-style-name="standard">
      <style:graphic-properties draw:textarea-horizontal-align="justify" draw:textarea-vertical-align="middle" draw:auto-grow-height="false" fo:min-height="0.681cm" fo:min-width="8.39cm"/>
    </style:style>
    <style:style style:name="gr11" style:family="graphic" style:parent-style-name="standard">
      <style:graphic-properties svg:stroke-color="#eeeeee" draw:fill-color="#eeeeee" draw:textarea-horizontal-align="justify" draw:textarea-vertical-align="middle" draw:auto-grow-height="false" fo:min-height="6.1cm" fo:min-width="7.416cm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svg:stroke-color="#000000" draw:fill-color="#faa61a" draw:textarea-horizontal-align="justify" draw:textarea-vertical-align="middle" draw:auto-grow-height="false" fo:min-height="0.385cm" fo:min-width="0.135cm"/>
    </style:style>
    <style:style style:name="gr14" style:family="graphic" style:parent-style-name="standard">
      <style:graphic-properties draw:textarea-horizontal-align="justify" draw:textarea-vertical-align="middle" draw:auto-grow-height="false" fo:min-height="1.612cm" fo:min-width="8.39cm"/>
    </style:style>
    <style:style style:name="gr15" style:family="graphic" style:parent-style-name="standard">
      <style:graphic-properties draw:fill-color="#72bf44" draw:textarea-horizontal-align="justify" draw:textarea-vertical-align="middle" draw:auto-grow-height="false" fo:min-height="1.316cm" fo:min-width="5.85cm"/>
    </style:style>
    <style:style style:name="gr16" style:family="graphic" style:parent-style-name="standard">
      <style:graphic-properties svg:stroke-color="#000000" draw:fill-color="#faa61a" draw:textarea-horizontal-align="justify" draw:textarea-vertical-align="middle" draw:auto-grow-height="false" fo:min-height="1.655cm" fo:min-width="5.808cm"/>
    </style:style>
    <style:style style:name="gr17" style:family="graphic" style:parent-style-name="standard">
      <style:graphic-properties draw:textarea-horizontal-align="justify" draw:textarea-vertical-align="middle" draw:auto-grow-height="false" fo:min-height="0.977cm" fo:min-width="8.39cm"/>
    </style:style>
    <style:style style:name="gr18" style:family="graphic" style:parent-style-name="standard">
      <style:graphic-properties svg:stroke-color="#eeeeee" draw:fill-color="#eeeeee" draw:textarea-horizontal-align="justify" draw:textarea-vertical-align="middle" draw:auto-grow-height="false" fo:min-height="1.697cm" fo:min-width="9.66cm"/>
    </style:style>
    <style:style style:name="gr19" style:family="graphic" style:parent-style-name="standard">
      <style:graphic-properties draw:fill-color="#72bf44" draw:textarea-horizontal-align="justify" draw:textarea-vertical-align="middle" draw:auto-grow-height="false" fo:min-height="0.512cm" fo:min-width="8.39cm"/>
    </style:style>
    <style:style style:name="gr20" style:family="graphic" style:parent-style-name="standard">
      <style:graphic-properties svg:stroke-color="#eeeeee" draw:fill-color="#eeeeee" draw:textarea-horizontal-align="justify" draw:textarea-vertical-align="middle" draw:auto-grow-height="false" fo:min-height="4.534cm" fo:min-width="9.66cm"/>
    </style:style>
    <style:style style:name="gr21" style:family="graphic" style:parent-style-name="standard">
      <style:graphic-properties draw:fill-color="#72bf44" draw:textarea-horizontal-align="justify" draw:textarea-vertical-align="middle" draw:auto-grow-height="false" fo:min-height="1.623cm" fo:min-width="8.39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826aaf"/>
      <style:paragraph-properties fo:text-align="center"/>
    </style:style>
    <style:style style:name="P5" style:family="paragraph">
      <loext:graphic-properties draw:fill-color="#faa61a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-color="#72bf44"/>
      <style:paragraph-properties fo:text-align="center"/>
      <style:text-properties fo:font-size="18pt"/>
    </style:style>
    <style:style style:name="P9" style:family="paragraph">
      <loext:graphic-properties draw:fill-color="#826aaf"/>
      <style:paragraph-properties fo:text-align="center"/>
      <style:text-properties fo:font-size="18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onolith_smpl" draw:style-name="dp1" draw:master-page-name="Default">
        <draw:custom-shape draw:style-name="gr1" draw:text-style-name="P1" draw:layer="layout" svg:width="10.16cm" svg:height="4.445cm" svg:x="4.81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3.175cm" svg:x="5.445cm" svg:y="4.175cm">
          <text:p text:style-name="P2">Applicatio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4.445cm" svg:x="4.81cm" svg:y="10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89cm" svg:height="3.175cm" svg:x="5.445cm" svg:y="11.16cm">
          <text:p text:style-name="P2">Noyau monolithiqu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4.445cm" svg:x="4.81cm" svg:y="17.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89cm" svg:height="3.175cm" svg:x="5.445cm" svg:y="18.145cm">
          <text:p text:style-name="P2">Matériel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715cm" svg:y1="7.985cm" svg:x2="6.715cm" svg:y2="10.525cm">
          <text:p/>
        </draw:line>
        <draw:line draw:style-name="gr5" draw:text-style-name="P2" draw:layer="layout" svg:x1="8.62cm" svg:y1="7.985cm" svg:x2="8.62cm" svg:y2="10.525cm">
          <text:p/>
        </draw:line>
        <draw:line draw:style-name="gr5" draw:text-style-name="P2" draw:layer="layout" svg:x1="11.16cm" svg:y1="7.985cm" svg:x2="11.16cm" svg:y2="10.525cm">
          <text:p/>
        </draw:line>
        <draw:line draw:style-name="gr5" draw:text-style-name="P2" draw:layer="layout" svg:x1="13.065cm" svg:y1="7.985cm" svg:x2="13.065cm" svg:y2="10.525cm">
          <text:p/>
        </draw:line>
        <draw:line draw:style-name="gr5" draw:text-style-name="P2" draw:layer="layout" svg:x1="6.715cm" svg:y1="14.97cm" svg:x2="6.715cm" svg:y2="17.51cm">
          <text:p/>
        </draw:line>
        <draw:line draw:style-name="gr5" draw:text-style-name="P2" draw:layer="layout" svg:x1="8.62cm" svg:y1="14.97cm" svg:x2="8.62cm" svg:y2="17.51cm">
          <text:p/>
        </draw:line>
        <draw:line draw:style-name="gr5" draw:text-style-name="P2" draw:layer="layout" svg:x1="11.16cm" svg:y1="14.97cm" svg:x2="11.16cm" svg:y2="17.51cm">
          <text:p/>
        </draw:line>
        <draw:line draw:style-name="gr5" draw:text-style-name="P2" draw:layer="layout" svg:x1="13.065cm" svg:y1="14.97cm" svg:x2="13.065cm" svg:y2="17.51cm">
          <text:p/>
        </draw:line>
      </draw:page>
      <draw:page draw:name="micro_smpl" draw:style-name="dp1" draw:master-page-name="Default">
        <draw:custom-shape draw:style-name="gr1" draw:text-style-name="P1" draw:layer="layout" svg:width="10.16cm" svg:height="4.445cm" svg:x="4.81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3.175cm" svg:x="5.445cm" svg:y="4.175cm">
          <text:p text:style-name="P2">Applicatio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4.445cm" svg:x="4.81cm" svg:y="14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35cm" svg:height="2.267cm" svg:x="7.35cm" svg:y="16.24cm">
          <text:p text:style-name="P2">µ-noya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4.445cm" svg:x="4.81cm" svg:y="21.9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89cm" svg:height="3.175cm" svg:x="5.445cm" svg:y="22.59cm">
          <text:p text:style-name="P2">Matériel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715cm" svg:y1="11.795cm" svg:x2="6.715cm" svg:y2="21.955cm">
          <text:p/>
        </draw:line>
        <draw:line draw:style-name="gr5" draw:text-style-name="P2" draw:layer="layout" svg:x1="8.62cm" svg:y1="11.795cm" svg:x2="8.62cm" svg:y2="16.24cm">
          <text:p/>
        </draw:line>
        <draw:line draw:style-name="gr5" draw:text-style-name="P2" draw:layer="layout" svg:x1="11.16cm" svg:y1="11.795cm" svg:x2="11.16cm" svg:y2="16.24cm">
          <text:p/>
        </draw:line>
        <draw:line draw:style-name="gr5" draw:text-style-name="P2" draw:layer="layout" svg:x1="13.065cm" svg:y1="7.985cm" svg:x2="13.065cm" svg:y2="16.24cm">
          <text:p/>
        </draw:line>
        <draw:line draw:style-name="gr5" draw:text-style-name="P2" draw:layer="layout" svg:x1="8.62cm" svg:y1="19.415cm" svg:x2="8.62cm" svg:y2="21.955cm">
          <text:p/>
        </draw:line>
        <draw:line draw:style-name="gr5" draw:text-style-name="P2" draw:layer="layout" svg:x1="11.16cm" svg:y1="19.415cm" svg:x2="11.16cm" svg:y2="21.955cm">
          <text:p/>
        </draw:line>
        <draw:line draw:style-name="gr5" draw:text-style-name="P2" draw:layer="layout" svg:x1="13.065cm" svg:y1="19.415cm" svg:x2="13.065cm" svg:y2="21.955cm">
          <text:p/>
        </draw:line>
        <draw:custom-shape draw:style-name="gr7" draw:text-style-name="P5" draw:layer="layout" svg:width="1.27cm" svg:height="1.27cm" svg:x="6.08cm" svg:y="10.5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27cm" svg:x="7.985cm" svg:y="10.5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27cm" svg:x="10.525cm" svg:y="10.52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715cm" svg:y1="7.985cm" svg:x2="6.715cm" svg:y2="10.525cm">
          <text:p/>
        </draw:line>
        <draw:line draw:style-name="gr5" draw:text-style-name="P2" draw:layer="layout" svg:x1="8.62cm" svg:y1="7.985cm" svg:x2="8.62cm" svg:y2="10.525cm">
          <text:p/>
        </draw:line>
        <draw:line draw:style-name="gr5" draw:text-style-name="P2" draw:layer="layout" svg:x1="11.16cm" svg:y1="7.985cm" svg:x2="11.16cm" svg:y2="10.525cm">
          <text:p/>
        </draw:line>
        <draw:frame draw:style-name="gr8" draw:text-style-name="P6" draw:layer="layout" svg:width="2.826cm" svg:height="0.962cm" svg:x="3.254cm" svg:y="10.706cm">
          <draw:text-box>
            <text:p>services</text:p>
          </draw:text-box>
        </draw:frame>
      </draw:page>
      <draw:page draw:name="monolith_modul" draw:style-name="dp1" draw:master-page-name="Default">
        <draw:custom-shape draw:style-name="gr1" draw:text-style-name="P1" draw:layer="layout" svg:width="10.16cm" svg:height="4.445cm" svg:x="4.81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8.89cm" svg:height="3.175cm" svg:x="5.445cm" svg:y="4.175cm">
          <text:p text:style-name="P7">Applicatio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4.445cm" svg:x="4.81cm" svg:y="10.5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.89cm" svg:height="1.27cm" svg:x="5.445cm" svg:y="12.176cm">
          <text:p text:style-name="P7">Noyau monolithiqu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4.445cm" svg:x="4.81cm" svg:y="17.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8.89cm" svg:height="3.175cm" svg:x="5.445cm" svg:y="18.145cm">
          <text:p text:style-name="P7">Matériel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715cm" svg:y1="7.985cm" svg:x2="6.715cm" svg:y2="10.906cm">
          <text:p/>
        </draw:line>
        <draw:line draw:style-name="gr5" draw:text-style-name="P2" draw:layer="layout" svg:x1="8.62cm" svg:y1="7.985cm" svg:x2="8.62cm" svg:y2="10.906cm">
          <text:p/>
        </draw:line>
        <draw:line draw:style-name="gr5" draw:text-style-name="P2" draw:layer="layout" svg:x1="11.16cm" svg:y1="7.985cm" svg:x2="11.16cm" svg:y2="10.906cm">
          <text:p/>
        </draw:line>
        <draw:line draw:style-name="gr5" draw:text-style-name="P2" draw:layer="layout" svg:x1="13.065cm" svg:y1="7.985cm" svg:x2="13.065cm" svg:y2="10.906cm">
          <text:p/>
        </draw:line>
        <draw:line draw:style-name="gr5" draw:text-style-name="P2" draw:layer="layout" svg:x1="6.715cm" svg:y1="14.716cm" svg:x2="6.715cm" svg:y2="17.51cm">
          <text:p/>
        </draw:line>
        <draw:line draw:style-name="gr5" draw:text-style-name="P2" draw:layer="layout" svg:x1="8.62cm" svg:y1="14.97cm" svg:x2="8.62cm" svg:y2="17.51cm">
          <text:p/>
        </draw:line>
        <draw:line draw:style-name="gr5" draw:text-style-name="P2" draw:layer="layout" svg:x1="11.16cm" svg:y1="14.97cm" svg:x2="11.16cm" svg:y2="17.51cm">
          <text:p/>
        </draw:line>
        <draw:line draw:style-name="gr5" draw:text-style-name="P2" draw:layer="layout" svg:x1="13.065cm" svg:y1="14.97cm" svg:x2="13.065cm" svg:y2="17.51cm">
          <text:p/>
        </draw:line>
        <draw:custom-shape draw:style-name="gr7" draw:text-style-name="P5" draw:layer="layout" svg:width="1.27cm" svg:height="1.27cm" svg:x="6.08cm" svg:y="10.9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27cm" svg:x="7.985cm" svg:y="10.9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27cm" svg:x="10.525cm" svg:y="10.9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27cm" svg:x="12.43cm" svg:y="10.9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27cm" svg:x="6.08cm" svg:y="13.44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894cm" svg:height="0.962cm" svg:x="1.831cm" svg:y="11.002cm">
          <draw:text-box>
            <text:p>modules</text:p>
          </draw:text-box>
        </draw:frame>
        <draw:frame draw:style-name="gr8" draw:text-style-name="P6" draw:layer="layout" svg:width="2.331cm" svg:height="0.962cm" svg:x="2.352cm" svg:y="13.669cm">
          <draw:text-box>
            <text:p>pilotes</text:p>
          </draw:text-box>
        </draw:frame>
      </draw:page>
      <draw:page draw:name="micro_modul" draw:style-name="dp1" draw:master-page-name="Default">
        <draw:custom-shape draw:style-name="gr1" draw:text-style-name="P1" draw:layer="layout" svg:width="10.16cm" svg:height="4.445cm" svg:x="4.81cm" svg:y="3.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8.89cm" svg:height="0.931cm" svg:x="5.445cm" svg:y="4.175cm">
          <text:p text:style-name="P7">Applications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916cm" svg:height="6.35cm" svg:x="4.81cm" svg:y="13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35cm" svg:height="2.267cm" svg:x="6.08cm" svg:y="16.24cm">
          <text:p text:style-name="P7">µ-noyau</text:p>
          <text:p text:style-name="P7">hybrid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4.445cm" svg:x="4.81cm" svg:y="21.9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8.89cm" svg:height="3.175cm" svg:x="5.445cm" svg:y="22.59cm">
          <text:p text:style-name="P7">Matériel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3.065cm" svg:y1="7.392cm" svg:x2="13.065cm" svg:y2="21.955cm">
          <text:p text:style-name="P2"/>
        </draw:line>
        <draw:custom-shape draw:style-name="gr7" draw:text-style-name="P5" draw:layer="layout" svg:width="1.27cm" svg:height="1.27cm" svg:x="6.112cm" svg:y="14.3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27cm" svg:x="8.017cm" svg:y="14.3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27cm" svg:x="10.557cm" svg:y="14.37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715cm" svg:y1="7.985cm" svg:x2="6.715cm" svg:y2="14.377cm">
          <text:p/>
        </draw:line>
        <draw:line draw:style-name="gr5" draw:text-style-name="P2" draw:layer="layout" svg:x1="8.62cm" svg:y1="7.985cm" svg:x2="8.62cm" svg:y2="14.377cm">
          <text:p/>
        </draw:line>
        <draw:line draw:style-name="gr5" draw:text-style-name="P2" draw:layer="layout" svg:x1="11.16cm" svg:y1="7.985cm" svg:x2="11.16cm" svg:y2="14.377cm">
          <text:p/>
        </draw:line>
        <draw:frame draw:style-name="gr8" draw:text-style-name="P11" draw:layer="layout" svg:width="2.894cm" svg:height="0.962cm" svg:x="3.328cm" svg:y="14.558cm">
          <draw:text-box>
            <text:p text:style-name="P10">modules</text:p>
          </draw:text-box>
        </draw:frame>
        <draw:line draw:style-name="gr5" draw:text-style-name="P2" draw:layer="layout" svg:x1="6.715cm" svg:y1="19.415cm" svg:x2="6.715cm" svg:y2="21.954cm">
          <text:p/>
        </draw:line>
        <draw:line draw:style-name="gr5" draw:text-style-name="P2" draw:layer="layout" svg:x1="8.62cm" svg:y1="19.415cm" svg:x2="8.62cm" svg:y2="21.954cm">
          <text:p/>
        </draw:line>
        <draw:line draw:style-name="gr5" draw:text-style-name="P2" draw:layer="layout" svg:x1="11.16cm" svg:y1="19.415cm" svg:x2="11.16cm" svg:y2="21.954cm">
          <text:p/>
        </draw:line>
        <draw:line draw:style-name="gr5" draw:text-style-name="P2" draw:layer="layout" svg:x1="6.716cm" svg:y1="19.416cm" svg:x2="6.716cm" svg:y2="21.955cm">
          <text:p/>
        </draw:line>
        <draw:line draw:style-name="gr5" draw:text-style-name="P2" draw:layer="layout" svg:x1="8.621cm" svg:y1="19.416cm" svg:x2="8.621cm" svg:y2="21.955cm">
          <text:p/>
        </draw:line>
        <draw:line draw:style-name="gr5" draw:text-style-name="P2" draw:layer="layout" svg:x1="11.161cm" svg:y1="19.416cm" svg:x2="11.161cm" svg:y2="21.955cm">
          <text:p/>
        </draw:line>
        <draw:custom-shape draw:style-name="gr13" draw:text-style-name="P5" draw:layer="layout" svg:width="0.635cm" svg:height="0.635cm" svg:x="12.726cm" svg:y="6.75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635cm" svg:height="0.635cm" svg:x="10.906cm" svg:y="6.757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826cm" svg:height="0.962cm" svg:x="13.541cm" svg:y="6.503cm">
          <draw:text-box>
            <text:p>services</text:p>
          </draw:text-box>
        </draw:frame>
      </draw:page>
      <draw:page draw:name="mach" draw:style-name="dp1" draw:master-page-name="Default">
        <draw:custom-shape draw:style-name="gr1" draw:text-style-name="P1" draw:layer="layout" svg:width="10.16cm" svg:height="4.445cm" svg:x="4.81cm" svg:y="3.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8.89cm" svg:height="1.862cm" svg:x="5.445cm" svg:y="4.768cm">
          <text:p text:style-name="P7">Applications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916cm" svg:height="6.35cm" svg:x="4.81cm" svg:y="13.0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6.35cm" svg:height="1.566cm" svg:x="6.08cm" svg:y="16.24cm">
          <text:p text:style-name="P7">µ-noya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4.445cm" svg:x="4.81cm" svg:y="21.9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8.89cm" svg:height="3.175cm" svg:x="5.445cm" svg:y="22.59cm">
          <text:p text:style-name="P7">Matériel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3.7cm" svg:y1="11.16cm" svg:x2="13.7cm" svg:y2="21.955cm">
          <text:p/>
        </draw:line>
        <draw:custom-shape draw:style-name="gr7" draw:text-style-name="P5" draw:layer="layout" svg:width="1.27cm" svg:height="1.27cm" svg:x="6.112cm" svg:y="14.3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27cm" svg:x="8.017cm" svg:y="14.3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27cm" svg:x="9.89cm" svg:y="14.37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715cm" svg:y1="7.985cm" svg:x2="6.715cm" svg:y2="13.065cm">
          <text:p/>
        </draw:line>
        <draw:frame draw:style-name="gr8" draw:text-style-name="P11" draw:layer="layout" svg:width="2.894cm" svg:height="0.962cm" svg:x="3.328cm" svg:y="14.558cm">
          <draw:text-box>
            <text:p text:style-name="P10">modules</text:p>
          </draw:text-box>
        </draw:frame>
        <draw:line draw:style-name="gr5" draw:text-style-name="P2" draw:layer="layout" svg:x1="6.715cm" svg:y1="19.415cm" svg:x2="6.715cm" svg:y2="21.954cm">
          <text:p/>
        </draw:line>
        <draw:line draw:style-name="gr5" draw:text-style-name="P2" draw:layer="layout" svg:x1="6.716cm" svg:y1="19.416cm" svg:x2="6.716cm" svg:y2="21.955cm">
          <text:p/>
        </draw:line>
        <draw:custom-shape draw:style-name="gr16" draw:text-style-name="P5" draw:layer="layout" svg:width="6.308cm" svg:height="1.905cm" svg:x="8.662cm" svg:y="9.255cm">
          <text:p text:style-name="P2">Noyau BSD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3.742cm" svg:y1="6.63cm" svg:x2="13.742cm" svg:y2="9.255cm">
          <text:p/>
        </draw:line>
        <draw:line draw:style-name="gr5" draw:text-style-name="P2" draw:layer="layout" svg:x1="12.43cm" svg:y1="6.63cm" svg:x2="12.43cm" svg:y2="9.255cm">
          <text:p/>
        </draw:line>
        <draw:line draw:style-name="gr5" draw:text-style-name="P2" draw:layer="layout" svg:x1="11.16cm" svg:y1="6.63cm" svg:x2="11.16cm" svg:y2="9.255cm">
          <text:p/>
        </draw:line>
        <draw:line draw:style-name="gr5" draw:text-style-name="P2" draw:layer="layout" svg:x1="9.89cm" svg:y1="6.63cm" svg:x2="9.89cm" svg:y2="9.255cm">
          <text:p/>
        </draw:line>
      </draw:page>
      <draw:page draw:name="exo" draw:style-name="dp1" draw:master-page-name="Default">
        <draw:custom-shape draw:style-name="gr1" draw:text-style-name="P1" draw:layer="layout" svg:width="10.16cm" svg:height="4.445cm" svg:x="4.81cm" svg:y="3.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8.89cm" svg:height="1.227cm" svg:x="5.445cm" svg:y="4.175cm">
          <text:p text:style-name="P7">Applications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.16cm" svg:height="1.947cm" svg:x="4.81cm" svg:y="9.2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8.89cm" svg:height="0.762cm" svg:x="5.445cm" svg:y="9.89cm">
          <text:p text:style-name="P7">Gestion d’interruptio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4.445cm" svg:x="4.852cm" svg:y="12.4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8.89cm" svg:height="3.175cm" svg:x="5.487cm" svg:y="13.107cm">
          <text:p text:style-name="P7">Matériel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715cm" svg:y1="7.985cm" svg:x2="6.715cm" svg:y2="9.297cm">
          <text:p/>
        </draw:line>
        <draw:line draw:style-name="gr5" draw:text-style-name="P2" draw:layer="layout" svg:x1="8.62cm" svg:y1="7.985cm" svg:x2="8.62cm" svg:y2="9.297cm">
          <text:p/>
        </draw:line>
        <draw:line draw:style-name="gr5" draw:text-style-name="P2" draw:layer="layout" svg:x1="11.16cm" svg:y1="7.985cm" svg:x2="11.16cm" svg:y2="9.297cm">
          <text:p/>
        </draw:line>
        <draw:line draw:style-name="gr5" draw:text-style-name="P2" draw:layer="layout" svg:x1="13.065cm" svg:y1="7.985cm" svg:x2="13.065cm" svg:y2="9.297cm">
          <text:p/>
        </draw:line>
        <draw:line draw:style-name="gr5" draw:text-style-name="P2" draw:layer="layout" svg:x1="6.757cm" svg:y1="11.202cm" svg:x2="6.757cm" svg:y2="12.472cm">
          <text:p/>
        </draw:line>
        <draw:line draw:style-name="gr5" draw:text-style-name="P2" draw:layer="layout" svg:x1="8.662cm" svg:y1="11.202cm" svg:x2="8.662cm" svg:y2="12.472cm">
          <text:p/>
        </draw:line>
        <draw:line draw:style-name="gr5" draw:text-style-name="P2" draw:layer="layout" svg:x1="11.202cm" svg:y1="11.202cm" svg:x2="11.202cm" svg:y2="12.472cm">
          <text:p/>
        </draw:line>
        <draw:line draw:style-name="gr5" draw:text-style-name="P2" draw:layer="layout" svg:x1="13.107cm" svg:y1="11.202cm" svg:x2="13.107cm" svg:y2="12.472cm">
          <text:p/>
        </draw:line>
        <draw:custom-shape draw:style-name="gr7" draw:text-style-name="P5" draw:layer="layout" svg:width="1.27cm" svg:height="1.27cm" svg:x="6.08cm" svg:y="6.0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27cm" svg:x="7.985cm" svg:y="6.0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27cm" svg:x="10.525cm" svg:y="6.0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27cm" svg:x="12.43cm" svg:y="6.037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20" draw:text-style-name="P1" draw:layer="layout" svg:width="10.16cm" svg:height="4.784cm" svg:x="4.81cm" svg:y="6.41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8.89cm" svg:height="1.873cm" svg:x="5.445cm" svg:y="7.978cm">
          <text:p text:style-name="P7">Applicatio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4.445cm" svg:x="4.852cm" svg:y="12.4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8.89cm" svg:height="3.175cm" svg:x="5.487cm" svg:y="13.107cm">
          <text:p text:style-name="P7">Matériel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757cm" svg:y1="11.202cm" svg:x2="6.757cm" svg:y2="12.472cm">
          <text:p/>
        </draw:line>
        <draw:line draw:style-name="gr5" draw:text-style-name="P2" draw:layer="layout" svg:x1="8.662cm" svg:y1="11.202cm" svg:x2="8.662cm" svg:y2="12.472cm">
          <text:p/>
        </draw:line>
        <draw:line draw:style-name="gr5" draw:text-style-name="P2" draw:layer="layout" svg:x1="11.202cm" svg:y1="11.202cm" svg:x2="11.202cm" svg:y2="12.472cm">
          <text:p/>
        </draw:line>
        <draw:line draw:style-name="gr5" draw:text-style-name="P2" draw:layer="layout" svg:x1="13.107cm" svg:y1="11.202cm" svg:x2="13.107cm" svg:y2="12.4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3:54:02.448638337</meta:creation-date>
    <meta:generator>LibreOffice/5.4.4.2$Linux_X86_64 LibreOffice_project/40m0$Build-2</meta:generator>
    <dc:date>2018-01-29T15:18:58.737404252</dc:date>
    <meta:editing-duration>PT37S</meta:editing-duration>
    <meta:editing-cycles>1</meta:editing-cycles>
    <meta:document-statistic meta:object-count="123"/>
  </office:meta>
</office:document-meta>
</file>